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3" style:family="paragraph" style:parent-style-name="Standard">
      <style:text-properties officeooo:rsid="00320ed7" officeooo:paragraph-rsid="00320ed7"/>
    </style:style>
    <style:style style:name="P14" style:family="paragraph" style:parent-style-name="Standard">
      <style:text-properties officeooo:rsid="00320ed7" officeooo:paragraph-rsid="0062fc8a"/>
    </style:style>
    <style:style style:name="P15" style:family="paragraph" style:parent-style-name="Standard">
      <style:text-properties officeooo:rsid="0033fc04" officeooo:paragraph-rsid="0033fc04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3" style:family="paragraph" style:parent-style-name="Standard">
      <style:text-properties officeooo:rsid="003eda82" officeooo:paragraph-rsid="003eda82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46932a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7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2" style:family="paragraph" style:parent-style-name="Standard">
      <style:text-properties officeooo:rsid="0051bbf0" officeooo:paragraph-rsid="0051bbf0"/>
    </style:style>
    <style:style style:name="P33" style:family="paragraph" style:parent-style-name="Standard">
      <style:text-properties officeooo:rsid="00583d83" officeooo:paragraph-rsid="00583d83"/>
    </style:style>
    <style:style style:name="P34" style:family="paragraph" style:parent-style-name="Standard">
      <style:text-properties officeooo:rsid="00267fa4" officeooo:paragraph-rsid="005c6fb9"/>
    </style:style>
    <style:style style:name="P35" style:family="paragraph" style:parent-style-name="Standard">
      <style:text-properties officeooo:rsid="00267fa4" officeooo:paragraph-rsid="005e704c"/>
    </style:style>
    <style:style style:name="P36" style:family="paragraph" style:parent-style-name="Standard" style:list-style-name="L1">
      <style:text-properties officeooo:rsid="00590ab2" officeooo:paragraph-rsid="00590ab2"/>
    </style:style>
    <style:style style:name="P37" style:family="paragraph" style:parent-style-name="Standard" style:list-style-name="L1">
      <style:text-properties officeooo:rsid="005af17e" officeooo:paragraph-rsid="005af17e"/>
    </style:style>
    <style:style style:name="P38" style:family="paragraph" style:parent-style-name="Standard" style:list-style-name="L2">
      <style:text-properties officeooo:paragraph-rsid="00531893"/>
    </style:style>
    <style:style style:name="P39" style:family="paragraph" style:parent-style-name="Standard" style:list-style-name="L2">
      <style:text-properties officeooo:paragraph-rsid="0051bbf0"/>
    </style:style>
    <style:style style:name="P40" style:family="paragraph" style:parent-style-name="Standard" style:list-style-name="L2">
      <style:text-properties officeooo:paragraph-rsid="00561ef7"/>
    </style:style>
    <style:style style:name="P41" style:family="paragraph" style:parent-style-name="Standard" style:list-style-name="L2">
      <style:text-properties officeooo:rsid="006405df" officeooo:paragraph-rsid="006405df"/>
    </style:style>
    <style:style style:name="P42" style:family="paragraph" style:parent-style-name="Standard" style:list-style-name="L2">
      <style:text-properties officeooo:rsid="00549bc8" officeooo:paragraph-rsid="00549bc8"/>
    </style:style>
    <style:style style:name="P43" style:family="paragraph" style:parent-style-name="Standard" style:list-style-name="L2">
      <style:text-properties officeooo:rsid="005801da" officeooo:paragraph-rsid="005801da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6b12c4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dca44"/>
    </style:style>
    <style:style style:name="T12" style:family="text">
      <style:text-properties officeooo:rsid="002ed7ff"/>
    </style:style>
    <style:style style:name="T13" style:family="text">
      <style:text-properties officeooo:rsid="002fd06b"/>
    </style:style>
    <style:style style:name="T14" style:family="text">
      <style:text-properties officeooo:rsid="0030a7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0acc" style:font-weight-asian="bold" style:font-weight-complex="bold"/>
    </style:style>
    <style:style style:name="T17" style:family="text">
      <style:text-properties fo:font-weight="bold" officeooo:rsid="005c6fb9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61ab5"/>
    </style:style>
    <style:style style:name="T30" style:family="text">
      <style:text-properties style:text-position="super 58%" officeooo:rsid="00461ab5"/>
    </style:style>
    <style:style style:name="T31" style:family="text">
      <style:text-properties officeooo:rsid="0046932a"/>
    </style:style>
    <style:style style:name="T32" style:family="text">
      <style:text-properties officeooo:rsid="0049e2b5"/>
    </style:style>
    <style:style style:name="T33" style:family="text">
      <style:text-properties officeooo:rsid="004bd97d"/>
    </style:style>
    <style:style style:name="T34" style:family="text">
      <style:text-properties officeooo:rsid="004c5968"/>
    </style:style>
    <style:style style:name="T35" style:family="text">
      <style:text-properties officeooo:rsid="004ccc51"/>
    </style:style>
    <style:style style:name="T36" style:family="text">
      <style:text-properties officeooo:rsid="004dc20f"/>
    </style:style>
    <style:style style:name="T37" style:family="text">
      <style:text-properties officeooo:rsid="004e7aac"/>
    </style:style>
    <style:style style:name="T38" style:family="text">
      <style:text-properties officeooo:rsid="0051bbf0"/>
    </style:style>
    <style:style style:name="T39" style:family="text">
      <style:text-properties officeooo:rsid="0051eaef"/>
    </style:style>
    <style:style style:name="T40" style:family="text">
      <style:text-properties officeooo:rsid="00531893"/>
    </style:style>
    <style:style style:name="T41" style:family="text">
      <style:text-properties officeooo:rsid="00549bc8"/>
    </style:style>
    <style:style style:name="T42" style:family="text">
      <style:text-properties officeooo:rsid="0055be5c"/>
    </style:style>
    <style:style style:name="T43" style:family="text">
      <style:text-properties officeooo:rsid="00561ef7"/>
    </style:style>
    <style:style style:name="T44" style:family="text">
      <style:text-properties officeooo:rsid="005801da"/>
    </style:style>
    <style:style style:name="T45" style:family="text">
      <style:text-properties officeooo:rsid="005c6fb9"/>
    </style:style>
    <style:style style:name="T46" style:family="text">
      <style:text-properties officeooo:rsid="005e62ff"/>
    </style:style>
    <style:style style:name="T47" style:family="text">
      <style:text-properties officeooo:rsid="005e704c"/>
    </style:style>
    <style:style style:name="T48" style:family="text">
      <style:text-properties officeooo:rsid="00602cb2"/>
    </style:style>
    <style:style style:name="T49" style:family="text">
      <style:text-properties officeooo:rsid="00611f5d"/>
    </style:style>
    <style:style style:name="T50" style:family="text">
      <style:text-properties officeooo:rsid="0062fc8a"/>
    </style:style>
    <style:style style:name="T51" style:family="text">
      <style:text-properties officeooo:rsid="0063e59f"/>
    </style:style>
    <style:style style:name="T52" style:family="text">
      <style:text-properties officeooo:rsid="005f7c09"/>
    </style:style>
    <style:style style:name="T53" style:family="text">
      <style:text-properties officeooo:rsid="0063e87b"/>
    </style:style>
    <style:style style:name="T54" style:family="text">
      <style:text-properties officeooo:rsid="006405df"/>
    </style:style>
    <style:style style:name="T55" style:family="text">
      <style:text-properties officeooo:rsid="0065ac71"/>
    </style:style>
    <style:style style:name="T56" style:family="text">
      <style:text-properties officeooo:rsid="0066ac7d"/>
    </style:style>
    <style:style style:name="T57" style:family="text">
      <style:text-properties officeooo:rsid="0066f662"/>
    </style:style>
    <style:style style:name="T58" style:family="text">
      <style:text-properties officeooo:rsid="006a257c"/>
    </style:style>
    <style:style style:name="T59" style:family="text">
      <style:text-properties officeooo:rsid="00645172"/>
    </style:style>
    <style:style style:name="T60" style:family="text">
      <style:text-properties officeooo:rsid="006cef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1">T</text:span><text:span text:style-name="T2">aller de Traducción </text:span><text:span text:style-name="T45">Ingeniería y Adelantos Tecnológicos</text:span></text:p>
          </table:table-cell>
        </table:table-row>
        <table:table-row>
          <table:table-cell table:style-name="Table1.A1" office:value-type="string">
            <text:p text:style-name="P7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6">nterpretación y Traduccíon: </text:span><text:span text:style-name="T17">6</text:span><text:span text:style-name="T15">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629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11">Description</text:p>
      <text:p text:style-name="P34">This course provides the <text:span text:style-name="T5">modern </text:span>foundations for linguistic translation in the <text:span text:style-name="T45">engineering sciences</text:span><text:span text:style-name="T5"> </text:span><text:span text:style-name="T45">and in </text:span><text:span text:style-name="T46">the </text:span><text:span text:style-name="T47">broader </text:span><text:span text:style-name="T46">field of advanced technologies. </text:span><text:span text:style-name="T47">The course will </text:span><text:span text:style-name="T46">focus on </text:span><text:span text:style-name="T47">translation in selected</text:span><text:span text:style-name="T46"> engineering disciplines as well as </text:span><text:span text:style-name="T47">translation related to </text:span><text:span text:style-name="T46">advanced and emerging technologies</text:span><text:span text:style-name="T50"> </text:span><text:span text:style-name="T58">that come </text:span><text:span text:style-name="T49">primarily </text:span><text:span text:style-name="T50">from</text:span><text:span text:style-name="T49"> the engineering sciences</text:span><text:span text:style-name="T46">. </text:span><text:span text:style-name="T7">The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2">to</text:span><text:span text:style-name="T8"> </text:span><text:span text:style-name="T9">the translation of</text:span><text:span text:style-name="T7"> other languages. </text:span></text:p>
      <text:p text:style-name="P35"/>
      <text:p text:style-name="P35"><text:span text:style-name="T6">Major </text:span><text:span text:style-name="T10">elements of</text:span><text:span text:style-name="T6"> the course will include: <text:s/></text:span><text:span text:style-name="T9">i) </text:span><text:span text:style-name="T10">the conceptual framework for </text:span><text:span text:style-name="T47">the science of engineering</text:span><text:span text:style-name="T10">; ii) </text:span><text:span text:style-name="T47">the </text:span><text:span text:style-name="T48">structure, </text:span><text:span text:style-name="T55">function, and </text:span><text:span text:style-name="T48">dominant paradigm </text:span><text:span text:style-name="T47">of selected engineering disciplines</text:span><text:span text:style-name="T35">; </text:span><text:span text:style-name="T48">iii) the state of advanced and emerging technologies in </text:span><text:span text:style-name="T47">selected engineering disciplines</text:span><text:span text:style-name="T48">; </text:span><text:span text:style-name="T10">i</text:span><text:span text:style-name="T48">v</text:span><text:span text:style-name="T10">) the elements of style </text:span><text:span text:style-name="T11">and the use of standard conventions in </text:span><text:span text:style-name="T35">English</text:span><text:span text:style-name="T10">; </text:span><text:span text:style-name="T21">v) </text:span><text:span text:style-name="T19">a review of essential English grammatical structures;</text:span></text:p>
      <text:p text:style-name="P35"><text:span text:style-name="T11">v</text:span><text:span text:style-name="T48">i</text:span><text:span text:style-name="T11">) </text:span><text:span text:style-name="T34">Version Control Systems (VCSs) and </text:span><text:span text:style-name="T11">elements of quality assurance and quality control (QAQC) </text:span><text:span text:style-name="T36">applied to documents</text:span><text:span text:style-name="T11">; v</text:span><text:span text:style-name="T21">i</text:span><text:span text:style-name="T48">i</text:span><text:span text:style-name="T11">) </text:span><text:span text:style-name="T10"><text:s/></text:span><text:span text:style-name="T11">the professional use of Large Language Models (LLMs) in translation; vi</text:span><text:span text:style-name="T19">i</text:span><text:span text:style-name="T48">i</text:span><text:span text:style-name="T11">) </text:span><text:span text:style-name="T13">the direct translation of </text:span><text:span text:style-name="T48">engineering </text:span><text:span text:style-name="T13">document</text:span><text:span text:style-name="T36">s; </text:span><text:span text:style-name="T13">and </text:span><text:span text:style-name="T48">ix</text:span><text:span text:style-name="T36">) </text:span><text:span text:style-name="T14">the </text:span><text:span text:style-name="T13">production of </text:span><text:span text:style-name="T36">client </text:span><text:span text:style-name="T13">deliverables.</text:span></text:p>
      <text:p text:style-name="P2"/>
      <text:p text:style-name="P11">Scope</text:p>
      <text:p text:style-name="P13">1. <text:s/><text:span text:style-name="T24">Conceptual Framework for</text:span> <text:span text:style-name="T50">the Science of Engineering</text:span></text:p>
      <text:p text:style-name="P16">1.1 <text:s/><text:span text:style-name="T50">Historical Context</text:span></text:p>
      <text:p text:style-name="P17">1.2 <text:s/><text:span text:style-name="T50">Science vs. Engineering</text:span></text:p>
      <text:p text:style-name="P31">1.3 <text:s/><text:span text:style-name="T50">Major Engineering Disciplines</text:span></text:p>
      <text:p text:style-name="P13"/>
      <text:p text:style-name="P14">2. <text:s/><text:span text:style-name="T50">S</text:span><text:span text:style-name="T48">tructure, </text:span><text:span text:style-name="T54">Function, and </text:span><text:span text:style-name="T50">D</text:span><text:span text:style-name="T48">ominant </text:span><text:span text:style-name="T50">P</text:span><text:span text:style-name="T48">aradigms</text:span></text:p>
      <text:p text:style-name="P16">2.1 <text:s/><text:span text:style-name="T51">Thomas Kuhn’</text:span><text:span text:style-name="T57">s </text:span>“T<text:span text:style-name="T51">he Structure of Scientific Revolutions” </text:span></text:p>
      <text:p text:style-name="P18">2.2 <text:s/><text:span text:style-name="T51">Analysis of Selected Engineering Disciplines</text:span></text:p>
      <text:p text:style-name="P13"/>
      <text:p text:style-name="P13">3. <text:s/>The Elements of Style in Professional Writing</text:p>
      <text:p text:style-name="P16">3.1 <text:s/><text:span text:style-name="T23">Strunk and White’</text:span><text:span text:style-name="T26">s. “Elements of Style”</text:span></text:p>
      <text:p text:style-name="P19">3.2 <text:s/>Developing a Professional Voice</text:p>
      <text:p text:style-name="P23"/>
      <text:p text:style-name="P23">4. <text:s/>Review of Essential English Grammar</text:p>
      <text:p text:style-name="P24">4.1 <text:s/>Murphy’s, “English Grammar in Use”</text:p>
      <text:p text:style-name="P24">4.2 <text:s/><text:span text:style-name="T37">The Yale Graduate Writing Center</text:span></text:p>
      <text:p text:style-name="P23"><text:s/></text:p>
      <text:p text:style-name="P13">5. <text:s/>Document QAQC and Version Control Systems</text:p>
      <text:p text:style-name="P19">5.1 <text:s/>Introduction to Docume<text:span text:style-name="T24">nt</text:span> QAQC</text:p>
      <text:p text:style-name="P20">5.1.1 <text:s/>Fundamental <text:span text:style-name="T24">Concepts </text:span>of QAQC</text:p>
      <text:p text:style-name="P20">5.1.2 <text:s/><text:span text:style-name="T24">Fram</text:span><text:span text:style-name="T34">e</text:span><text:span text:style-name="T24">works for Document QAQC</text:span></text:p>
      <text:p text:style-name="P19">5.2 <text:s/>Introduction to Version Control Systems (V<text:span text:style-name="T24">CSs</text:span>)</text:p>
      <text:p text:style-name="P20">5.<text:span text:style-name="T27">2.1</text:span> <text:s/>Using Git and Github</text:p>
      <text:p text:style-name="P20"><text:soft-page-break/>5.<text:span text:style-name="T27">2.2</text:span> <text:s/>Installation of Git</text:p>
      <text:p text:style-name="P22">5.<text:span text:style-name="T27">2.3 <text:s/></text:span><text:span text:style-name="T25">Account setup in Github</text:span></text:p>
      <text:p text:style-name="P21">5.<text:span text:style-name="T27">2.4</text:span> <text:s/>Git Commands and <text:span text:style-name="T25">the Git </text:span><text:span text:style-name="T34">VCS </text:span>Workflow</text:p>
      <text:p text:style-name="P13"/>
      <text:p text:style-name="P13"><text:span text:style-name="T28">6</text:span>. <text:span text:style-name="T20">Introduction to the Professional Use of LLMs in Translation</text:span></text:p>
      <text:p text:style-name="P5"><text:span text:style-name="T29">6.1 Professional Translators in the 21</text:span><text:span text:style-name="T30">st</text:span><text:span text:style-name="T29"> century</text:span></text:p>
      <text:p text:style-name="P5"><text:span text:style-name="T29">6.2 <text:s/></text:span><text:span text:style-name="T31">The Labor Market for Professional Translators</text:span></text:p>
      <text:p text:style-name="P25">6.3 <text:s/>AI in the Field of Tran<text:span text:style-name="T33">s</text:span>lation (Google and OpenAI)</text:p>
      <text:p text:style-name="P44">6.4 <text:s/><text:span text:style-name="T59">Application Programmer Interfaces (</text:span>APIs<text:span text:style-name="T59">)</text:span>, <text:span text:style-name="T59">Software Development Kits (</text:span>SDKs<text:span text:style-name="T59">) </text:span>, and <text:span text:style-name="T59">Integrated Development Environments (</text:span>IDEs<text:span text:style-name="T59">)</text:span></text:p>
      <text:p text:style-name="P26">6.4.1 <text:s/>Python</text:p>
      <text:p text:style-name="P26">6.4.2 <text:s/>Cloud Translation API (Google <text:span text:style-name="T60">LLM</text:span>)</text:p>
      <text:p text:style-name="P27">6.4.3 <text:s/><text:span text:style-name="T32">Open AI Translator API (GPT3.5 or GPT4.0)</text:span></text:p>
      <text:p text:style-name="P13"/>
      <text:p text:style-name="P15"><text:span text:style-name="T28">7</text:span>. <text:span text:style-name="T22">Document Translation</text:span></text:p>
      <text:p text:style-name="P30">7.1 <text:s/><text:span text:style-name="T52">Academic T</text:span><text:span text:style-name="T37">exts </text:span><text:span text:style-name="T52">and Papers</text:span></text:p>
      <text:p text:style-name="P31">7.2 <text:s/><text:span text:style-name="T53">Manuals and Standard Operating Procedures (SOPs)</text:span></text:p>
      <text:p text:style-name="P31">7.3 <text:s/><text:span text:style-name="T53">Request for Proposals (RFPs) and Proposals</text:span></text:p>
      <text:p text:style-name="P31">7.4 <text:s/><text:span text:style-name="T53">Analytical Evaluations, White Papers, and Lab Reports </text:span></text:p>
      <text:p text:style-name="P29"/>
      <text:p text:style-name="P28"><text:span text:style-name="T37">8. Production of </text:span>Client Deliverables</text:p>
      <text:p text:style-name="P3"/>
      <text:p text:style-name="P12">Expectations</text:p>
      <text:p text:style-name="P33">Students will be expected to:</text:p>
      <text:list xml:id="list1117233775" text:style-name="L1">
        <text:list-item>
          <text:p text:style-name="P36">Attend all classes on time</text:p>
        </text:list-item>
        <text:list-item>
          <text:p text:style-name="P36">Be prepared to take notes and access materials on-line</text:p>
        </text:list-item>
        <text:list-item>
          <text:p text:style-name="P36">Participate in all class activities, including discussions and presentations</text:p>
        </text:list-item>
        <text:list-item>
          <text:p text:style-name="P37">Complete all assignments, quizzes, and the final exam</text:p>
        </text:list-item>
      </text:list>
      <text:p text:style-name="P3"/>
      <text:p text:style-name="P12">Exit Criteria</text:p>
      <text:p text:style-name="P6"><text:span text:style-name="T38">Upon the successful completion of the course the student will </text:span><text:span text:style-name="T39">be able to:</text:span></text:p>
      <text:list xml:id="list2079334667" text:style-name="L2">
        <text:list-item>
          <text:p text:style-name="P38"><text:span text:style-name="T40">Demonstrate a basic understanding of the </text:span><text:span text:style-name="T54">science of engineering</text:span></text:p>
        </text:list-item>
        <text:list-item>
          <text:p text:style-name="P41">Analyze selected engineering disciplines for their structure, function, and dominant paradigm</text:p>
        </text:list-item>
        <text:list-item>
          <text:p text:style-name="P39">Demonstrate <text:span text:style-name="T40">a solid understanding of </text:span><text:span text:style-name="T41">English grammatical structures and stylistic elements.</text:span></text:p>
        </text:list-item>
        <text:list-item>
          <text:p text:style-name="P39">Apply <text:span text:style-name="T41">the principles of QAQC to document production by using a VCS </text:span></text:p>
        </text:list-item>
        <text:list-item>
          <text:p text:style-name="P42">Apply the principles of modern tran<text:span text:style-name="T42">slat</text:span><text:span text:style-name="T44">ion</text:span><text:span text:style-name="T42"> by using </text:span>an API to access a LLM for <text:span text:style-name="T44">English-Spanish </text:span>translation</text:p>
        </text:list-item>
        <text:list-item>
          <text:p text:style-name="P40"><text:span text:style-name="T43">Analyze and evaluate </text:span><text:span text:style-name="T56">a wide variety of document types commonly found in the engineering sciences </text:span><text:span text:style-name="T43">to p</text:span>roduce clear, coherent, <text:span text:style-name="T42">and accurate </text:span><text:span text:style-name="T43">English-Spanish </text:span><text:span text:style-name="T42">translations </text:span></text:p>
        </text:list-item>
        <text:list-item>
          <text:p text:style-name="P43">Produce professional quality client deliverables</text:p>
        </text:list-item>
      </text:list>
      <text:p text:style-name="P3"/>
      <text:p text:style-name="P12">Evaluations</text:p>
      <text:p text:style-name="P32">Daily Work and Participation<text:tab/><text:tab/><text:tab/>10%</text:p>
      <text:p text:style-name="P32">Homework, Projects, and Presentations<text:tab/>30%</text:p>
      <text:p text:style-name="P32">Quizzes<text:tab/><text:tab/><text:tab/><text:tab/><text:tab/>30%</text:p>
      <text:p text:style-name="P32">Final Exam<text:tab/><text:tab/><text:tab/><text:tab/><text:tab/>30%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06T21:35:43.570096219</dc:date>
    <meta:editing-duration>PT6H16M55S</meta:editing-duration>
    <meta:editing-cycles>56</meta:editing-cycles>
    <meta:generator>LibreOffice/7.3.7.2$Linux_X86_64 LibreOffice_project/30$Build-2</meta:generator>
    <meta:document-statistic meta:table-count="1" meta:image-count="1" meta:object-count="0" meta:page-count="3" meta:paragraph-count="70" meta:word-count="602" meta:character-count="4118" meta:non-whitespace-character-count="3545"/>
  </office:meta>
</office:document-meta>
</file>